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7551AD51F1A65BC605.png" manifest:media-type="image/png"/>
  <manifest:file-entry manifest:full-path="Pictures/100002010000012C000001759520F67717DBC716.png" manifest:media-type="image/png"/>
  <manifest:file-entry manifest:full-path="Pictures/10000201000001B90000011196050474F1E3354F.png" manifest:media-type="image/png"/>
  <manifest:file-entry manifest:full-path="Pictures/100002010000012C00000175CEE98BAC46DDF320.png" manifest:media-type="image/png"/>
  <manifest:file-entry manifest:full-path="Pictures/10000201000002340000018C0F766EE44748D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2" text:anchor-type="char" svg:x="0.402cm" svg:y="9.559cm" svg:width="6.147cm" svg:height="4.316cm" draw:z-index="0"><draw:image xlink:href="Pictures/10000201000002340000018C0F766EE44748DB0E.png" xlink:type="simple" xlink:show="embed" xlink:actuate="onLoad" loext:mime-type="image/png"/></draw:frame><draw:frame draw:style-name="fr1" draw:name="Obraz3" text:anchor-type="char" svg:x="9.756cm" svg:y="0cm" svg:width="7.177cm" svg:height="8.924cm" draw:z-index="1"><draw:image xlink:href="Pictures/100002010000012C00000175CEE98BAC46DDF320.png" xlink:type="simple" xlink:show="embed" xlink:actuate="onLoad" loext:mime-type="image/png"/></draw:frame><draw:frame draw:style-name="fr1" draw:name="Obraz4" text:anchor-type="char" svg:x="11.469cm" svg:y="12.861cm" svg:width="4.496cm" svg:height="2.783cm" draw:z-index="2"><draw:image xlink:href="Pictures/10000201000001B90000011196050474F1E3354F.png" xlink:type="simple" xlink:show="embed" xlink:actuate="onLoad" loext:mime-type="image/png"/></draw:frame><draw:frame draw:style-name="fr1" draw:name="Obraz5" text:anchor-type="char" svg:x="11.289cm" svg:y="9.402cm" svg:width="4.496cm" svg:height="2.783cm" draw:z-index="3"><draw:image xlink:href="Pictures/10000201000001B90000011196050474F1E3354F.png" xlink:type="simple" xlink:show="embed" xlink:actuate="onLoad" loext:mime-type="image/png"/></draw:frame><draw:frame draw:style-name="fr1" draw:name="Obraz6" text:anchor-type="char" svg:x="0.169cm" svg:y="14.9cm" svg:width="6.489cm" svg:height="8.068cm" draw:z-index="4"><draw:image xlink:href="Pictures/100002010000012C000001759520F67717DBC716.png" xlink:type="simple" xlink:show="embed" xlink:actuate="onLoad" loext:mime-type="image/png"/></draw:frame><draw:frame draw:style-name="fr1" draw:name="Obraz1" text:anchor-type="char" svg:x="0.034cm" svg:y="0cm" svg:width="7.073cm" svg:height="8.795cm" draw:z-index="5"><draw:image xlink:href="Pictures/100002010000012C0000017551AD51F1A65BC6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9:32:21.866597455</meta:creation-date>
    <dc:date>2021-11-04T19:51:29.716349921</dc:date>
    <meta:editing-duration>PT12M5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